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918c8" officeooo:paragraph-rsid="001918c8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a9dcc" officeooo:paragraph-rsid="001a9dcc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918c8" officeooo:paragraph-rsid="001918c8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a9dcc" officeooo:paragraph-rsid="001a9dcc"/>
    </style:style>
    <style:style style:name="P5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.265cm" loext:contextual-spacing="false" fo:text-align="justify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7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918c8" officeooo:paragraph-rsid="001918c8"/>
    </style:style>
    <style:style style:name="P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918c8" officeooo:paragraph-rsid="001918c8"/>
    </style:style>
    <style:style style:name="P9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a9dcc" officeooo:paragraph-rsid="001a9dcc"/>
    </style:style>
    <style:style style:name="P1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a9dcc" officeooo:paragraph-rsid="001a9dcc"/>
    </style:style>
    <style:style style:name="P11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347dd" officeooo:paragraph-rsid="002347dd" style:font-weight-asian="normal" style:font-weight-complex="normal"/>
    </style:style>
    <style:style style:name="P1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347dd" officeooo:paragraph-rsid="002347dd" style:font-weight-asian="normal" style:font-weight-complex="normal"/>
    </style:style>
    <style:style style:name="P13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35dcc" officeooo:paragraph-rsid="00235dcc" style:font-weight-asian="normal" style:font-weight-complex="normal"/>
    </style:style>
    <style:style style:name="P1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35dcc" officeooo:paragraph-rsid="00235dcc" style:font-weight-asian="normal" style:font-weight-complex="normal"/>
    </style:style>
    <style:style style:name="P15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</style:style>
    <style:style style:name="P16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officeooo:rsid="00235dcc" officeooo:paragraph-rsid="00235dcc"/>
    </style:style>
    <style:style style:name="P1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weight="normal" officeooo:rsid="00235dcc" officeooo:paragraph-rsid="00235dcc" style:font-weight-asian="normal" style:font-weight-complex="normal"/>
    </style:style>
    <style:style style:name="P18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a9dcc" officeooo:paragraph-rsid="001a9dcc"/>
    </style:style>
    <style:style style:name="P19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347dd" officeooo:paragraph-rsid="002347dd" style:font-weight-asian="normal" style:font-weight-complex="normal"/>
    </style:style>
    <style:style style:name="P20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235dcc" officeooo:paragraph-rsid="00235dcc" style:font-weight-asian="normal" style:font-weight-complex="normal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68568239" text:style-name="L1">
        <text:list-item>
          <text:p text:style-name="P5">Implement Singleton Design Pattern on a dummy class.</text:p>
          <text:p text:style-name="P7">Ans.</text:p>
        </text:list-item>
      </text:list>
      <text:p text:style-name="P1"/>
      <text:p text:style-name="P1">//Implement Singleton Design Pattern on a dummy class.</text:p>
      <text:p text:style-name="P1"/>
      <text:p text:style-name="P1">class Employee{</text:p>
      <text:p text:style-name="P1"><text:s text:c="4"/>private static Employee emp;</text:p>
      <text:p text:style-name="P1"><text:s text:c="4"/>int id;</text:p>
      <text:p text:style-name="P1"><text:s text:c="4"/>String name;</text:p>
      <text:p text:style-name="P1"/>
      <text:p text:style-name="P1"><text:s text:c="4"/>private Employee(int id, String name){</text:p>
      <text:p text:style-name="P1"><text:s text:c="8"/>this.id = id;</text:p>
      <text:p text:style-name="P1"><text:s text:c="8"/>this.name = name;</text:p>
      <text:p text:style-name="P1"><text:s text:c="4"/>}</text:p>
      <text:p text:style-name="P1"/>
      <text:p text:style-name="P1"><text:s text:c="4"/>static Employee getInstance(){</text:p>
      <text:p text:style-name="P1"><text:s text:c="8"/>if (emp == null) {</text:p>
      <text:p text:style-name="P1"><text:s text:c="12"/>emp = new Employee(1, "abc");</text:p>
      <text:p text:style-name="P1"><text:s text:c="8"/>}</text:p>
      <text:p text:style-name="P1"><text:s text:c="8"/>return emp;</text:p>
      <text:p text:style-name="P1"><text:s text:c="4"/>}</text:p>
      <text:p text:style-name="P1"/>
      <text:p text:style-name="P1"><text:s text:c="4"/>@Override</text:p>
      <text:p text:style-name="P1"><text:s text:c="4"/>public String toString(){</text:p>
      <text:p text:style-name="P1"><text:s text:c="8"/>return "Employee ID : " + this.id + "\t Employee Name : " + this.name;</text:p>
      <text:p text:style-name="P1"><text:s text:c="4"/>}</text:p>
      <text:p text:style-name="P1">}</text:p>
      <text:p text:style-name="P1"/>
      <text:p text:style-name="P1">public class Q1 {</text:p>
      <text:p text:style-name="P1"><text:s text:c="4"/>public static void main(String args[]){</text:p>
      <text:p text:style-name="P1"><text:s text:c="8"/>System.out.println(Employee.getInstance());</text:p>
      <text:p text:style-name="P1"><text:s text:c="8"/>System.out.println(Employee.getInstance());</text:p>
      <text:p text:style-name="P1"><text:s text:c="4"/>}</text:p>
      <text:p text:style-name="P1">}</text:p>
      <text:p text:style-name="P3"/>
      <text:list xml:id="list174112203906606" text:continue-numbering="true" text:style-name="L1">
        <text:list-item>
          <text:p text:style-name="P5"><text:bookmark-start text:name="__DdeLink__47_1869281732"/>Implement Factory Pattern to get the Polygon of differnt type.<text:bookmark-end text:name="__DdeLink__47_1869281732"/></text:p>
          <text:p text:style-name="P7">Ans.</text:p>
        </text:list-item>
      </text:list>
      <text:p text:style-name="P1">//Implement Factory Pattern to get the</text:p>
      <text:p text:style-name="P1">// Polygon of differnt type.</text:p>
      <text:p text:style-name="P1"/>
      <text:p text:style-name="P1">interface Polygon{</text:p>
      <text:p text:style-name="P1"><text:s text:c="4"/>void createPolygon();</text:p>
      <text:p text:style-name="P1">}</text:p>
      <text:p text:style-name="P1"/>
      <text:p text:style-name="P1">class Pentagon implements Polygon{</text:p>
      <text:p text:style-name="P1"><text:s text:c="4"/>@Override</text:p>
      <text:p text:style-name="P1"><text:s text:c="4"/>public void createPolygon(){</text:p>
      <text:p text:style-name="P1"><text:s text:c="8"/>System.out.println("Pentagon is created");</text:p>
      <text:p text:style-name="P1"><text:s text:c="4"/>}</text:p>
      <text:p text:style-name="P1"/>
      <text:p text:style-name="P1"><text:s text:c="4"/>@Override</text:p>
      <text:p text:style-name="P1"><text:s text:c="4"/>public String toString(){</text:p>
      <text:p text:style-name="P1"><text:s text:c="8"/>return "pentagon";</text:p>
      <text:p text:style-name="P1"><text:s text:c="4"/>}</text:p>
      <text:p text:style-name="P1">}</text:p>
      <text:p text:style-name="P1"/>
      <text:p text:style-name="P1">class Triangle implements Polygon{</text:p>
      <text:p text:style-name="P1"><text:s text:c="4"/>@Override</text:p>
      <text:p text:style-name="P1"><text:s text:c="4"/>public void createPolygon(){</text:p>
      <text:p text:style-name="P1"><text:s text:c="8"/>System.out.println("Triangle is created");</text:p>
      <text:p text:style-name="P1"><text:s text:c="4"/>}</text:p>
      <text:p text:style-name="P1"/>
      <text:p text:style-name="P1"><text:s text:c="4"/>@Override</text:p>
      <text:p text:style-name="P1"><text:s text:c="4"/>public String toString(){</text:p>
      <text:p text:style-name="P1"><text:s text:c="8"/>return "triangle";</text:p>
      <text:p text:style-name="P1"><text:s text:c="4"/>}</text:p>
      <text:p text:style-name="P1">}</text:p>
      <text:p text:style-name="P1"/>
      <text:p text:style-name="P1"><text:soft-page-break/>class Quadrilateral implements Polygon{</text:p>
      <text:p text:style-name="P1"><text:s text:c="4"/>@Override</text:p>
      <text:p text:style-name="P1"><text:s text:c="4"/>public void createPolygon(){</text:p>
      <text:p text:style-name="P1"><text:s text:c="8"/>System.out.println("Quadrilateral is created");</text:p>
      <text:p text:style-name="P1"><text:s text:c="4"/>}</text:p>
      <text:p text:style-name="P1"/>
      <text:p text:style-name="P1"><text:s text:c="4"/>@Override</text:p>
      <text:p text:style-name="P1"><text:s text:c="4"/>public String toString(){</text:p>
      <text:p text:style-name="P1"><text:s text:c="8"/>return "quadrilateral";</text:p>
      <text:p text:style-name="P1"><text:s text:c="4"/>}</text:p>
      <text:p text:style-name="P1">}</text:p>
      <text:p text:style-name="P1"/>
      <text:p text:style-name="P1">class Figure</text:p>
      <text:p text:style-name="P1">{</text:p>
      <text:p text:style-name="P1"><text:s text:c="4"/>private Polygon polygon;</text:p>
      <text:p text:style-name="P1"/>
      <text:p text:style-name="P1"><text:s text:c="4"/>public Polygon getPolygon(){</text:p>
      <text:p text:style-name="P1"><text:s text:c="8"/>return polygon;</text:p>
      <text:p text:style-name="P1"><text:s text:c="4"/>}</text:p>
      <text:p text:style-name="P1"/>
      <text:p text:style-name="P1"><text:s text:c="4"/>public void setPolygon(Polygon polygon){</text:p>
      <text:p text:style-name="P1"><text:s text:c="8"/>this.polygon = polygon;</text:p>
      <text:p text:style-name="P1"><text:s text:c="4"/>}</text:p>
      <text:p text:style-name="P1"/>
      <text:p text:style-name="P1"><text:s text:c="4"/>@Override</text:p>
      <text:p text:style-name="P1"><text:s text:c="4"/>public String toString(){</text:p>
      <text:p text:style-name="P1"><text:s text:c="8"/>return "figure";</text:p>
      <text:p text:style-name="P1"><text:s text:c="4"/>}</text:p>
      <text:p text:style-name="P1">}</text:p>
      <text:p text:style-name="P1"/>
      <text:p text:style-name="P1">class FigureFactory{</text:p>
      <text:p text:style-name="P1"><text:s text:c="4"/>static Figure getFigureObject(String name){</text:p>
      <text:p text:style-name="P1"><text:s text:c="8"/>Figure figure = new Figure();</text:p>
      <text:p text:style-name="P1"><text:s text:c="8"/>switch(name){</text:p>
      <text:p text:style-name="P1"><text:soft-page-break/><text:s text:c="12"/>case "pentagon":</text:p>
      <text:p text:style-name="P1"><text:s text:c="16"/>figure.setPolygon(new Pentagon());</text:p>
      <text:p text:style-name="P1"><text:s text:c="16"/>break;</text:p>
      <text:p text:style-name="P1"><text:s text:c="12"/>case "triangle":</text:p>
      <text:p text:style-name="P1"><text:s text:c="16"/>figure.setPolygon(new Triangle());</text:p>
      <text:p text:style-name="P1"><text:s text:c="16"/>break;</text:p>
      <text:p text:style-name="P1"><text:s text:c="12"/>case "quadrilateral":</text:p>
      <text:p text:style-name="P1"><text:s text:c="16"/>figure.setPolygon(new Quadrilateral());</text:p>
      <text:p text:style-name="P1"><text:s text:c="16"/>break;</text:p>
      <text:p text:style-name="P1"><text:s text:c="8"/>}</text:p>
      <text:p text:style-name="P1"><text:s text:c="8"/>return figure;</text:p>
      <text:p text:style-name="P1"><text:s text:c="4"/>}</text:p>
      <text:p text:style-name="P1">}</text:p>
      <text:p text:style-name="P1"/>
      <text:p text:style-name="P1">public class Q2 {</text:p>
      <text:p text:style-name="P1"><text:s text:c="4"/>public static void main(String args[]){</text:p>
      <text:p text:style-name="P1"><text:s text:c="8"/>Figure figure = FigureFactory.getFigureObject("triangle");</text:p>
      <text:p text:style-name="P1"><text:s text:c="8"/>figure.getPolygon().createPolygon();</text:p>
      <text:p text:style-name="P1"><text:s text:c="8"/>Figure figure2 = FigureFactory.getFigureObject("quadrilateral");</text:p>
      <text:p text:style-name="P1"><text:s text:c="8"/>figure2.getPolygon().createPolygon();</text:p>
      <text:p text:style-name="P1"><text:s text:c="4"/>}</text:p>
      <text:p text:style-name="P1">}</text:p>
      <text:p text:style-name="P3"/>
      <text:list xml:id="list174110853939191" text:continue-numbering="true" text:style-name="L1">
        <text:list-item>
          <text:p text:style-name="P6">Implement Abstract Factory Pattern to create cars of different categories from different countries.</text:p>
          <text:p text:style-name="P7">Ans.</text:p>
        </text:list-item>
      </text:list>
      <text:p text:style-name="P1">//Implement Abstract Factory Pattern to create cars of</text:p>
      <text:p text:style-name="P1">// different categories from different countries.</text:p>
      <text:p text:style-name="P1"/>
      <text:p text:style-name="P1">enum CarType{</text:p>
      <text:p text:style-name="P1"><text:s text:c="4"/>HATCHBACK, SEDAN, LUXURY;</text:p>
      <text:p text:style-name="P1">}</text:p>
      <text:p text:style-name="P1"/>
      <text:p text:style-name="P1">enum Country{</text:p>
      <text:p text:style-name="P1"><text:s text:c="4"/>DEFAULT, INDIA, USA;</text:p>
      <text:p text:style-name="P1">}</text:p>
      <text:p text:style-name="P1"/>
      <text:p text:style-name="P1">abstract class Car{</text:p>
      <text:p text:style-name="P1"><text:s text:c="4"/>CarType carType;</text:p>
      <text:p text:style-name="P1"><text:s text:c="4"/>Country country;</text:p>
      <text:p text:style-name="P1"/>
      <text:p text:style-name="P1"><text:s text:c="4"/>public Car(CarType carType, Country country){</text:p>
      <text:p text:style-name="P1"><text:s text:c="8"/>this.carType = carType;</text:p>
      <text:p text:style-name="P1"><text:s text:c="8"/>this.country = country;</text:p>
      <text:p text:style-name="P1"><text:s text:c="4"/>}</text:p>
      <text:p text:style-name="P1"/>
      <text:p text:style-name="P1"><text:s text:c="4"/>abstract void construct();</text:p>
      <text:p text:style-name="P1"/>
      <text:p text:style-name="P1"><text:s text:c="4"/>@Override</text:p>
      <text:p text:style-name="P1"><text:s text:c="4"/>public String toString(){</text:p>
      <text:p text:style-name="P1"><text:s text:c="8"/>return "Car(carType : " + carType +</text:p>
      <text:p text:style-name="P1"><text:s text:c="16"/>", country : " + country + ")";</text:p>
      <text:p text:style-name="P1"><text:s text:c="4"/>}</text:p>
      <text:p text:style-name="P1">}</text:p>
      <text:p text:style-name="P1"/>
      <text:p text:style-name="P1">class HatchbackCar extends Car{</text:p>
      <text:p text:style-name="P1"><text:soft-page-break/><text:s text:c="4"/>public HatchbackCar(Country country){</text:p>
      <text:p text:style-name="P1"><text:s text:c="8"/>super(CarType.HATCHBACK, country);</text:p>
      <text:p text:style-name="P1"><text:s text:c="4"/>}</text:p>
      <text:p text:style-name="P1"/>
      <text:p text:style-name="P1"><text:s text:c="4"/>@Override</text:p>
      <text:p text:style-name="P1"><text:s text:c="4"/>public void construct(){</text:p>
      <text:p text:style-name="P1"><text:s text:c="8"/>System.out.println("connecting to hatchback car");</text:p>
      <text:p text:style-name="P1"><text:s text:c="4"/>}</text:p>
      <text:p text:style-name="P1">}</text:p>
      <text:p text:style-name="P1"/>
      <text:p text:style-name="P1">class SedanCar extends Car{</text:p>
      <text:p text:style-name="P1"><text:s text:c="4"/>public SedanCar(Country country){</text:p>
      <text:p text:style-name="P1"><text:s text:c="8"/>super(CarType.SEDAN, country);</text:p>
      <text:p text:style-name="P1"><text:s text:c="4"/>}</text:p>
      <text:p text:style-name="P1"/>
      <text:p text:style-name="P1"><text:s text:c="4"/>@Override</text:p>
      <text:p text:style-name="P1"><text:s text:c="4"/>public void construct(){</text:p>
      <text:p text:style-name="P1"><text:s text:c="8"/>System.out.println("connecting to sedan car");</text:p>
      <text:p text:style-name="P1"><text:s text:c="4"/>}</text:p>
      <text:p text:style-name="P1">}</text:p>
      <text:p text:style-name="P1"/>
      <text:p text:style-name="P1">class LuxuryCar extends Car{</text:p>
      <text:p text:style-name="P1"><text:s text:c="4"/>public LuxuryCar(Country country){</text:p>
      <text:p text:style-name="P1"><text:s text:c="8"/>super(CarType.LUXURY, country);</text:p>
      <text:p text:style-name="P1"><text:s text:c="4"/>}</text:p>
      <text:p text:style-name="P1"/>
      <text:p text:style-name="P1"><text:s text:c="4"/>@Override</text:p>
      <text:p text:style-name="P1"><text:s text:c="4"/>public void construct(){</text:p>
      <text:p text:style-name="P1"><text:s text:c="8"/>System.out.println("connecting to luxury car");</text:p>
      <text:p text:style-name="P1"><text:s text:c="4"/>}</text:p>
      <text:p text:style-name="P1">}</text:p>
      <text:p text:style-name="P1"/>
      <text:p text:style-name="P1">class IndianCarFactory{</text:p>
      <text:p text:style-name="P1"><text:s text:c="4"/>static Car buildCar(CarType carType){</text:p>
      <text:p text:style-name="P1"><text:soft-page-break/><text:s text:c="8"/>Car car = null;</text:p>
      <text:p text:style-name="P1"><text:s text:c="8"/>switch(carType){</text:p>
      <text:p text:style-name="P1"><text:s text:c="12"/>case HATCHBACK:</text:p>
      <text:p text:style-name="P1"><text:s text:c="16"/>car = new HatchbackCar(Country.INDIA);</text:p>
      <text:p text:style-name="P1"><text:s text:c="16"/>break;</text:p>
      <text:p text:style-name="P1"><text:s text:c="12"/>case SEDAN:</text:p>
      <text:p text:style-name="P1"><text:s text:c="16"/>car = new SedanCar(Country.INDIA);</text:p>
      <text:p text:style-name="P1"><text:s text:c="16"/>break;</text:p>
      <text:p text:style-name="P1"><text:s text:c="12"/>case LUXURY:</text:p>
      <text:p text:style-name="P1"><text:s text:c="16"/>car = new LuxuryCar(Country.INDIA);</text:p>
      <text:p text:style-name="P1"><text:s text:c="16"/>break;</text:p>
      <text:p text:style-name="P1"><text:s text:c="8"/>}</text:p>
      <text:p text:style-name="P1"><text:s text:c="8"/>return car;</text:p>
      <text:p text:style-name="P1"><text:s text:c="4"/>}</text:p>
      <text:p text:style-name="P1">}</text:p>
      <text:p text:style-name="P1"/>
      <text:p text:style-name="P1">class USACarFactory{</text:p>
      <text:p text:style-name="P1"><text:s text:c="4"/>static Car buildCar(CarType carType){</text:p>
      <text:p text:style-name="P1"><text:s text:c="8"/>Car car = null;</text:p>
      <text:p text:style-name="P1"><text:s text:c="8"/>switch(carType){</text:p>
      <text:p text:style-name="P1"><text:s text:c="12"/>case HATCHBACK:</text:p>
      <text:p text:style-name="P1"><text:s text:c="16"/>car = new HatchbackCar(Country.USA);</text:p>
      <text:p text:style-name="P1"><text:s text:c="16"/>break;</text:p>
      <text:p text:style-name="P1"><text:s text:c="12"/>case SEDAN:</text:p>
      <text:p text:style-name="P1"><text:s text:c="16"/>car = new SedanCar(Country.USA);</text:p>
      <text:p text:style-name="P1"><text:s text:c="16"/>break;</text:p>
      <text:p text:style-name="P1"><text:s text:c="12"/>case LUXURY:</text:p>
      <text:p text:style-name="P1"><text:s text:c="16"/>car = new LuxuryCar(Country.USA);</text:p>
      <text:p text:style-name="P1"><text:s text:c="16"/>break;</text:p>
      <text:p text:style-name="P1"><text:s text:c="8"/>}</text:p>
      <text:p text:style-name="P1"><text:s text:c="8"/>return car;</text:p>
      <text:p text:style-name="P1"><text:s text:c="4"/>}</text:p>
      <text:p text:style-name="P1">}</text:p>
      <text:p text:style-name="P1"/>
      <text:p text:style-name="P1"><text:soft-page-break/>class DefaultCarFactory{</text:p>
      <text:p text:style-name="P1"><text:s text:c="4"/>static Car buildCar(CarType carType){</text:p>
      <text:p text:style-name="P1"><text:s text:c="8"/>Car car = null;</text:p>
      <text:p text:style-name="P1"><text:s text:c="8"/>switch(carType){</text:p>
      <text:p text:style-name="P1"><text:s text:c="12"/>case HATCHBACK:</text:p>
      <text:p text:style-name="P1"><text:s text:c="16"/>car = new HatchbackCar(Country.DEFAULT);</text:p>
      <text:p text:style-name="P1"><text:s text:c="16"/>break;</text:p>
      <text:p text:style-name="P1"><text:s text:c="12"/>case SEDAN:</text:p>
      <text:p text:style-name="P1"><text:s text:c="16"/>car = new SedanCar(Country.DEFAULT);</text:p>
      <text:p text:style-name="P1"><text:s text:c="16"/>break;</text:p>
      <text:p text:style-name="P1"><text:s text:c="12"/>case LUXURY:</text:p>
      <text:p text:style-name="P1"><text:s text:c="16"/>car = new LuxuryCar(Country.DEFAULT);</text:p>
      <text:p text:style-name="P1"><text:s text:c="16"/>break;</text:p>
      <text:p text:style-name="P1"><text:s text:c="8"/>}</text:p>
      <text:p text:style-name="P1"><text:s text:c="8"/>return car;</text:p>
      <text:p text:style-name="P1"><text:s text:c="4"/>}</text:p>
      <text:p text:style-name="P1">}</text:p>
      <text:p text:style-name="P1"/>
      <text:p text:style-name="P1">class CarFactory{</text:p>
      <text:p text:style-name="P1"><text:s text:c="4"/>Car car = null;</text:p>
      <text:p text:style-name="P1"/>
      <text:p text:style-name="P1"><text:s text:c="4"/>static Car buildCar(CarType carType, Country country){</text:p>
      <text:p text:style-name="P1"><text:s text:c="8"/>Car car = null;</text:p>
      <text:p text:style-name="P1"><text:s text:c="8"/>switch(country){</text:p>
      <text:p text:style-name="P1"><text:s text:c="12"/>case INDIA:</text:p>
      <text:p text:style-name="P1"><text:s text:c="16"/>car = IndianCarFactory.buildCar(carType);</text:p>
      <text:p text:style-name="P1"><text:s text:c="16"/>break;</text:p>
      <text:p text:style-name="P1"><text:s text:c="12"/>case USA:</text:p>
      <text:p text:style-name="P1"><text:s text:c="16"/>car = USACarFactory.buildCar(carType);</text:p>
      <text:p text:style-name="P1"><text:s text:c="16"/>break;</text:p>
      <text:p text:style-name="P1"><text:s text:c="12"/>case DEFAULT:</text:p>
      <text:p text:style-name="P1"><text:s text:c="16"/>car = DefaultCarFactory.buildCar(carType);</text:p>
      <text:p text:style-name="P1"><text:s text:c="16"/>break;</text:p>
      <text:p text:style-name="P1"><text:s text:c="8"/>}</text:p>
      <text:p text:style-name="P1"><text:soft-page-break/><text:s text:c="8"/>return car;</text:p>
      <text:p text:style-name="P1"><text:s text:c="4"/>}</text:p>
      <text:p text:style-name="P1">}</text:p>
      <text:p text:style-name="P1"/>
      <text:p text:style-name="P1"/>
      <text:p text:style-name="P1">public class Q3 {</text:p>
      <text:p text:style-name="P1"><text:s text:c="4"/>public <text:s/>static void main(String args[]){</text:p>
      <text:p text:style-name="P1"><text:s text:c="8"/>System.out.println(CarFactory.buildCar(CarType.LUXURY, Country.INDIA));</text:p>
      <text:p text:style-name="P1"><text:s text:c="4"/>}</text:p>
      <text:p text:style-name="P1">}</text:p>
      <text:p text:style-name="P3"/>
      <text:list xml:id="list174110932900620" text:continue-numbering="true" text:style-name="L1">
        <text:list-item>
          <text:p text:style-name="P6">Implement Builder pattern to create a student object with more than 6 fields.</text:p>
          <text:p text:style-name="P9">Ans.</text:p>
        </text:list-item>
      </text:list>
      <text:p text:style-name="P2">//Implement Builder pattern to create a student object</text:p>
      <text:p text:style-name="P2">// with more than 6 fields.</text:p>
      <text:p text:style-name="P2"/>
      <text:p text:style-name="P2">class Student{</text:p>
      <text:p text:style-name="P2"><text:s text:c="4"/>private String name;</text:p>
      <text:p text:style-name="P2"><text:s text:c="4"/>private String address;</text:p>
      <text:p text:style-name="P2"><text:s text:c="4"/>private int rollno;</text:p>
      <text:p text:style-name="P2"><text:s text:c="4"/>private long phone;</text:p>
      <text:p text:style-name="P2"><text:s text:c="4"/>private String dob;</text:p>
      <text:p text:style-name="P2"><text:s text:c="4"/>private String gender;</text:p>
      <text:p text:style-name="P2"/>
      <text:p text:style-name="P2"><text:s text:c="4"/>public Student(StudentBuilder studentBuilder){</text:p>
      <text:p text:style-name="P2"><text:s text:c="8"/>name = studentBuilder.getName();</text:p>
      <text:p text:style-name="P2"><text:s text:c="8"/>address = studentBuilder.getAddress();</text:p>
      <text:p text:style-name="P2"><text:s text:c="8"/>rollno = studentBuilder.getRollno();</text:p>
      <text:p text:style-name="P2"><text:s text:c="8"/>phone = studentBuilder.getPhone();</text:p>
      <text:p text:style-name="P2"><text:s text:c="8"/>dob = studentBuilder.getDob();</text:p>
      <text:p text:style-name="P2"><text:s text:c="8"/>gender = studentBuilder.getGender();</text:p>
      <text:p text:style-name="P2"><text:s text:c="4"/>}</text:p>
      <text:p text:style-name="P2"/>
      <text:p text:style-name="P2"><text:s text:c="4"/>public String getName() {</text:p>
      <text:p text:style-name="P2"><text:s text:c="8"/>return name;</text:p>
      <text:p text:style-name="P2"><text:s text:c="4"/>}</text:p>
      <text:p text:style-name="P2"/>
      <text:p text:style-name="P2"><text:s text:c="4"/>public void setName(String name) {</text:p>
      <text:p text:style-name="P2"><text:s text:c="8"/>this.name = name;</text:p>
      <text:p text:style-name="P2"><text:s text:c="4"/>}</text:p>
      <text:p text:style-name="P2"/>
      <text:p text:style-name="P2"><text:s text:c="4"/>public String getAddress() {</text:p>
      <text:p text:style-name="P2"><text:s text:c="8"/>return address;</text:p>
      <text:p text:style-name="P2"><text:soft-page-break/><text:s text:c="4"/>}</text:p>
      <text:p text:style-name="P2"/>
      <text:p text:style-name="P2"><text:s text:c="4"/>public void setAddress(String address) {</text:p>
      <text:p text:style-name="P2"><text:s text:c="8"/>this.address = address;</text:p>
      <text:p text:style-name="P2"><text:s text:c="4"/>}</text:p>
      <text:p text:style-name="P2"/>
      <text:p text:style-name="P2"><text:s text:c="4"/>public int getRollno() {</text:p>
      <text:p text:style-name="P2"><text:s text:c="8"/>return rollno;</text:p>
      <text:p text:style-name="P2"><text:s text:c="4"/>}</text:p>
      <text:p text:style-name="P2"/>
      <text:p text:style-name="P2"><text:s text:c="4"/>public void setRollno(int rollno) {</text:p>
      <text:p text:style-name="P2"><text:s text:c="8"/>this.rollno = rollno;</text:p>
      <text:p text:style-name="P2"><text:s text:c="4"/>}</text:p>
      <text:p text:style-name="P2"/>
      <text:p text:style-name="P2"><text:s text:c="4"/>public long getPhone() {</text:p>
      <text:p text:style-name="P2"><text:s text:c="8"/>return phone;</text:p>
      <text:p text:style-name="P2"><text:s text:c="4"/>}</text:p>
      <text:p text:style-name="P2"/>
      <text:p text:style-name="P2"><text:s text:c="4"/>public void setPhone(long phone) {</text:p>
      <text:p text:style-name="P2"><text:s text:c="8"/>this.phone = phone;</text:p>
      <text:p text:style-name="P2"><text:s text:c="4"/>}</text:p>
      <text:p text:style-name="P2"/>
      <text:p text:style-name="P2"><text:s text:c="4"/>public String getDob() {</text:p>
      <text:p text:style-name="P2"><text:s text:c="8"/>return dob;</text:p>
      <text:p text:style-name="P2"><text:s text:c="4"/>}</text:p>
      <text:p text:style-name="P2"/>
      <text:p text:style-name="P2"><text:s text:c="4"/>public void setDob(String dob) {</text:p>
      <text:p text:style-name="P2"><text:s text:c="8"/>this.dob = dob;</text:p>
      <text:p text:style-name="P2"><text:s text:c="4"/>}</text:p>
      <text:p text:style-name="P2"/>
      <text:p text:style-name="P2"><text:s text:c="4"/>public String getGender() {</text:p>
      <text:p text:style-name="P2"><text:s text:c="8"/>return gender;</text:p>
      <text:p text:style-name="P2"><text:s text:c="4"/>}</text:p>
      <text:p text:style-name="P2"/>
      <text:p text:style-name="P2"><text:soft-page-break/><text:s text:c="4"/>public void setGender(String gender) {</text:p>
      <text:p text:style-name="P2"><text:s text:c="8"/>this.gender = gender;</text:p>
      <text:p text:style-name="P2"><text:s text:c="4"/>}</text:p>
      <text:p text:style-name="P2"/>
      <text:p text:style-name="P2"><text:s text:c="4"/>@Override</text:p>
      <text:p text:style-name="P2"><text:s text:c="4"/>public String toString(){</text:p>
      <text:p text:style-name="P2"><text:s text:c="8"/>return "Student(name : " + name +</text:p>
      <text:p text:style-name="P2"><text:s text:c="16"/>", roll number : " + rollno +</text:p>
      <text:p text:style-name="P2"><text:s text:c="16"/>", address : " + address +</text:p>
      <text:p text:style-name="P2"><text:s text:c="16"/>", phone : " + phone +</text:p>
      <text:p text:style-name="P2"><text:s text:c="16"/>", date of birth : " + dob +</text:p>
      <text:p text:style-name="P2"><text:s text:c="16"/>", gender : " + gender + ")";</text:p>
      <text:p text:style-name="P2"><text:s text:c="4"/>}</text:p>
      <text:p text:style-name="P2">}</text:p>
      <text:p text:style-name="P2"/>
      <text:p text:style-name="P2">class StudentBuilder{</text:p>
      <text:p text:style-name="P2"><text:s text:c="4"/>private String name;</text:p>
      <text:p text:style-name="P2"><text:s text:c="4"/>private String address;</text:p>
      <text:p text:style-name="P2"><text:s text:c="4"/>private int rollno;</text:p>
      <text:p text:style-name="P2"><text:s text:c="4"/>private long phone;</text:p>
      <text:p text:style-name="P2"><text:s text:c="4"/>private String dob;</text:p>
      <text:p text:style-name="P2"><text:s text:c="4"/>private String gender;</text:p>
      <text:p text:style-name="P2"/>
      <text:p text:style-name="P2"><text:s text:c="4"/>public StudentBuilder(String name, int rollno){</text:p>
      <text:p text:style-name="P2"><text:s text:c="8"/>this.name = name;</text:p>
      <text:p text:style-name="P2"><text:s text:c="8"/>this.rollno = rollno;</text:p>
      <text:p text:style-name="P2"><text:s text:c="4"/>}</text:p>
      <text:p text:style-name="P2"/>
      <text:p text:style-name="P2"><text:s text:c="4"/>public String getName(){</text:p>
      <text:p text:style-name="P2"><text:s text:c="8"/>return name;</text:p>
      <text:p text:style-name="P2"><text:s text:c="4"/>}</text:p>
      <text:p text:style-name="P2"/>
      <text:p text:style-name="P2"><text:s text:c="4"/>public StudentBuilder setName(String name){</text:p>
      <text:p text:style-name="P2"><text:s text:c="8"/>this.name = name;</text:p>
      <text:p text:style-name="P2"><text:soft-page-break/><text:s text:c="8"/>return this;</text:p>
      <text:p text:style-name="P2"><text:s text:c="4"/>}</text:p>
      <text:p text:style-name="P2"/>
      <text:p text:style-name="P2"><text:s text:c="4"/>public String getAddress(){</text:p>
      <text:p text:style-name="P2"><text:s text:c="8"/>return address;</text:p>
      <text:p text:style-name="P2"/>
      <text:p text:style-name="P2"><text:s text:c="4"/>}</text:p>
      <text:p text:style-name="P2"><text:s text:c="4"/>public StudentBuilder havingAddress(String address){</text:p>
      <text:p text:style-name="P2"><text:s text:c="8"/>this.address = address;</text:p>
      <text:p text:style-name="P2"><text:s text:c="8"/>return this;</text:p>
      <text:p text:style-name="P2"><text:s text:c="4"/>}</text:p>
      <text:p text:style-name="P2"/>
      <text:p text:style-name="P2"><text:s text:c="4"/>public int getRollno(){</text:p>
      <text:p text:style-name="P2"><text:s text:c="8"/>return rollno;</text:p>
      <text:p text:style-name="P2"><text:s text:c="4"/>}</text:p>
      <text:p text:style-name="P2"/>
      <text:p text:style-name="P2"><text:s text:c="4"/>public StudentBuilder setRollno(int rollno){</text:p>
      <text:p text:style-name="P2"><text:s text:c="8"/>this.rollno = rollno;</text:p>
      <text:p text:style-name="P2"><text:s text:c="8"/>return this;</text:p>
      <text:p text:style-name="P2"><text:s text:c="4"/>}</text:p>
      <text:p text:style-name="P2"/>
      <text:p text:style-name="P2"><text:s text:c="4"/>public long getPhone(){</text:p>
      <text:p text:style-name="P2"><text:s text:c="8"/>return phone;</text:p>
      <text:p text:style-name="P2"><text:s text:c="4"/>}</text:p>
      <text:p text:style-name="P2"/>
      <text:p text:style-name="P2"><text:s text:c="4"/>public StudentBuilder withPhone(long phone){</text:p>
      <text:p text:style-name="P2"><text:s text:c="8"/>this.phone = phone;</text:p>
      <text:p text:style-name="P2"><text:s text:c="8"/>return this;</text:p>
      <text:p text:style-name="P2"><text:s text:c="4"/>}</text:p>
      <text:p text:style-name="P2"/>
      <text:p text:style-name="P2"><text:s text:c="4"/>public String getDob(){</text:p>
      <text:p text:style-name="P2"><text:s text:c="8"/>return dob;</text:p>
      <text:p text:style-name="P2"><text:s text:c="4"/>}</text:p>
      <text:p text:style-name="P2"/>
      <text:p text:style-name="P2"><text:soft-page-break/><text:s text:c="4"/>public StudentBuilder withDob(String dob){</text:p>
      <text:p text:style-name="P2"><text:s text:c="8"/>this.dob = dob;</text:p>
      <text:p text:style-name="P2"><text:s text:c="8"/>return this;</text:p>
      <text:p text:style-name="P2"><text:s text:c="4"/>}</text:p>
      <text:p text:style-name="P2"/>
      <text:p text:style-name="P2"><text:s text:c="4"/>public String getGender(){</text:p>
      <text:p text:style-name="P2"><text:s text:c="8"/>return gender;</text:p>
      <text:p text:style-name="P2"><text:s text:c="4"/>}</text:p>
      <text:p text:style-name="P2"/>
      <text:p text:style-name="P2"><text:s text:c="4"/>public StudentBuilder havingGender(String gender){</text:p>
      <text:p text:style-name="P2"><text:s text:c="8"/>this.gender = gender;</text:p>
      <text:p text:style-name="P2"><text:s text:c="8"/>return this;</text:p>
      <text:p text:style-name="P2"><text:s text:c="4"/>}</text:p>
      <text:p text:style-name="P2"/>
      <text:p text:style-name="P2"><text:s text:c="4"/>public Student build(){</text:p>
      <text:p text:style-name="P2"><text:s text:c="8"/>return new Student(this);</text:p>
      <text:p text:style-name="P2"><text:s text:c="4"/>}</text:p>
      <text:p text:style-name="P2">}</text:p>
      <text:p text:style-name="P2"/>
      <text:p text:style-name="P2">public class Q4 {</text:p>
      <text:p text:style-name="P2"><text:s text:c="4"/>public static void main(String arhs[]){</text:p>
      <text:p text:style-name="P2"><text:s text:c="8"/>Student student = new StudentBuilder("Gurvinder", 10)</text:p>
      <text:p text:style-name="P2"><text:s text:c="16"/>.havingAddress("Delhi")</text:p>
      <text:p text:style-name="P2"><text:s text:c="16"/>.havingGender("male")</text:p>
      <text:p text:style-name="P2"><text:s text:c="16"/>.withDob("5 August 1995")</text:p>
      <text:p text:style-name="P2"><text:s text:c="16"/>.withPhone(9999999999L)</text:p>
      <text:p text:style-name="P2"><text:s text:c="16"/>.build();</text:p>
      <text:p text:style-name="P2"><text:s text:c="8"/>System.out.println(student);</text:p>
      <text:p text:style-name="P2"><text:s text:c="4"/>}</text:p>
      <text:p text:style-name="P2">}</text:p>
      <text:p text:style-name="P4"/>
      <text:list xml:id="list174110606219500" text:continue-numbering="true" text:style-name="L1">
        <text:list-item>
          <text:p text:style-name="P6"><text:bookmark-start text:name="__DdeLink__53_3587288067"/>Implement Bridge Design Pattern for Color and Shape such that Shape and Color can be combined together e.g BlueSquare, RedSquare, PinkTriangle etc.<text:bookmark-end text:name="__DdeLink__53_3587288067"/></text:p>
          <text:p text:style-name="P9">Ans.</text:p>
        </text:list-item>
      </text:list>
      <text:p text:style-name="P2">//Implement Bridge Design Pattern for Color and Shape such that Shape and Color</text:p>
      <text:p text:style-name="P2">// can be combined together e.g BlueSquare, RedSquare, PinkTriangle etc.</text:p>
      <text:p text:style-name="P2"/>
      <text:p text:style-name="P2">interface Color{</text:p>
      <text:p text:style-name="P2"><text:s text:c="4"/>String getColorType();</text:p>
      <text:p text:style-name="P2">}</text:p>
      <text:p text:style-name="P2"/>
      <text:p text:style-name="P2">class Red implements Color{</text:p>
      <text:p text:style-name="P2"><text:s text:c="4"/>@Override</text:p>
      <text:p text:style-name="P2"><text:s text:c="4"/>public String getColorType(){</text:p>
      <text:p text:style-name="P2"><text:s text:c="8"/>return "Red";</text:p>
      <text:p text:style-name="P2"><text:s text:c="4"/>}</text:p>
      <text:p text:style-name="P2">}</text:p>
      <text:p text:style-name="P2"/>
      <text:p text:style-name="P2">class Blue implements Color{</text:p>
      <text:p text:style-name="P2"><text:s text:c="4"/>@Override</text:p>
      <text:p text:style-name="P2"><text:s text:c="4"/>public String getColorType(){</text:p>
      <text:p text:style-name="P2"><text:s text:c="8"/>return "Blue";</text:p>
      <text:p text:style-name="P2"><text:s text:c="4"/>}</text:p>
      <text:p text:style-name="P2">}</text:p>
      <text:p text:style-name="P2"/>
      <text:p text:style-name="P2">class Pink implements Color{</text:p>
      <text:p text:style-name="P2"><text:s text:c="4"/>@Override</text:p>
      <text:p text:style-name="P2"><text:s text:c="4"/>public String getColorType(){</text:p>
      <text:p text:style-name="P2"><text:s text:c="8"/>return "Pink";</text:p>
      <text:p text:style-name="P2"><text:s text:c="4"/>}</text:p>
      <text:p text:style-name="P2">}</text:p>
      <text:p text:style-name="P2"/>
      <text:p text:style-name="P2">abstract class Shape{</text:p>
      <text:p text:style-name="P2"><text:soft-page-break/><text:s text:c="4"/>String type;</text:p>
      <text:p text:style-name="P2"><text:s text:c="4"/>Color color;</text:p>
      <text:p text:style-name="P2"/>
      <text:p text:style-name="P2"><text:s text:c="4"/>public Shape(String type, Color color){</text:p>
      <text:p text:style-name="P2"><text:s text:c="8"/>this.type = type;</text:p>
      <text:p text:style-name="P2"><text:s text:c="8"/>this.color = color;</text:p>
      <text:p text:style-name="P2"><text:s text:c="4"/>}</text:p>
      <text:p text:style-name="P2">}</text:p>
      <text:p text:style-name="P2"/>
      <text:p text:style-name="P2">class Rectangle extends Shape{</text:p>
      <text:p text:style-name="P2"/>
      <text:p text:style-name="P2"><text:s text:c="4"/>public Rectangle(Color color){</text:p>
      <text:p text:style-name="P2"><text:s text:c="8"/>super("rectangle", color);</text:p>
      <text:p text:style-name="P2"><text:s text:c="4"/>}</text:p>
      <text:p text:style-name="P2"/>
      <text:p text:style-name="P2"><text:s text:c="4"/>@Override</text:p>
      <text:p text:style-name="P2"><text:s text:c="4"/>public String toString(){</text:p>
      <text:p text:style-name="P2"><text:s text:c="8"/>return "Rectangle(color : " + color.getColorType() + ")";</text:p>
      <text:p text:style-name="P2"><text:s text:c="4"/>}</text:p>
      <text:p text:style-name="P2">}</text:p>
      <text:p text:style-name="P2"/>
      <text:p text:style-name="P2">class Traingle extends Shape{</text:p>
      <text:p text:style-name="P2"/>
      <text:p text:style-name="P2"><text:s text:c="4"/>public Traingle(Color color){</text:p>
      <text:p text:style-name="P2"><text:s text:c="8"/>super("traingle", color);</text:p>
      <text:p text:style-name="P2"><text:s text:c="4"/>}</text:p>
      <text:p text:style-name="P2"/>
      <text:p text:style-name="P2"><text:s text:c="4"/>@Override</text:p>
      <text:p text:style-name="P2"><text:s text:c="4"/>public String toString(){</text:p>
      <text:p text:style-name="P2"><text:s text:c="8"/>return "Traingle(color : " + color.getColorType() + ")";</text:p>
      <text:p text:style-name="P2"><text:s text:c="4"/>}</text:p>
      <text:p text:style-name="P2">}</text:p>
      <text:p text:style-name="P2"/>
      <text:p text:style-name="P2">public class Q5 {</text:p>
      <text:p text:style-name="P2"><text:soft-page-break/><text:s text:c="4"/>public static void main(String args[]){</text:p>
      <text:p text:style-name="P2"><text:s text:c="8"/>Rectangle rectangle = new Rectangle(new Red());</text:p>
      <text:p text:style-name="P2"><text:s text:c="8"/>System.out.println(rectangle);</text:p>
      <text:p text:style-name="P2"/>
      <text:p text:style-name="P2"><text:s text:c="8"/>Traingle traingle = new Traingle(new Blue());</text:p>
      <text:p text:style-name="P2"><text:s text:c="8"/>System.out.println(traingle);</text:p>
      <text:p text:style-name="P2"><text:s text:c="4"/>}</text:p>
      <text:p text:style-name="P2">}</text:p>
      <text:p text:style-name="P4"/>
      <text:list xml:id="list174110294689069" text:continue-numbering="true" text:style-name="L1">
        <text:list-item>
          <text:p text:style-name="P5"><text:bookmark-start text:name="__DdeLink__55_3587288067"/>Implement Decorator pattern to decorate the Pizza with topings.<text:bookmark-end text:name="__DdeLink__55_3587288067"/></text:p>
          <text:p text:style-name="P11">Ans.</text:p>
        </text:list-item>
      </text:list>
      <text:p text:style-name="P12">//Implement Decorator pattern to decorate the Pizza with topings.</text:p>
      <text:p text:style-name="P12"/>
      <text:p text:style-name="P12">interface Pizza{</text:p>
      <text:p text:style-name="P12"><text:s text:c="4"/>String info();</text:p>
      <text:p text:style-name="P12">}</text:p>
      <text:p text:style-name="P12"/>
      <text:p text:style-name="P12">class PaneerPizza implements Pizza{</text:p>
      <text:p text:style-name="P12"/>
      <text:p text:style-name="P12"><text:s text:c="4"/>private String size;</text:p>
      <text:p text:style-name="P12"/>
      <text:p text:style-name="P12"><text:s text:c="4"/>public PaneerPizza(String size){</text:p>
      <text:p text:style-name="P12"><text:s text:c="8"/>this.size = size;</text:p>
      <text:p text:style-name="P12"><text:s text:c="4"/>}</text:p>
      <text:p text:style-name="P12"/>
      <text:p text:style-name="P12"><text:s text:c="4"/>public PaneerPizza(){</text:p>
      <text:p text:style-name="P12"><text:s text:c="8"/>this.setSize("medium");</text:p>
      <text:p text:style-name="P12"><text:s text:c="4"/>}</text:p>
      <text:p text:style-name="P12"/>
      <text:p text:style-name="P12"><text:s text:c="4"/>@Override</text:p>
      <text:p text:style-name="P12"><text:s text:c="4"/>public String info(){</text:p>
      <text:p text:style-name="P12"><text:s text:c="8"/>return "Paneer Pizza " + getSize() + " size";</text:p>
      <text:p text:style-name="P12"><text:s text:c="4"/>}</text:p>
      <text:p text:style-name="P12"/>
      <text:p text:style-name="P12"><text:s text:c="4"/>public String getSize() {</text:p>
      <text:p text:style-name="P12"><text:s text:c="8"/>return size;</text:p>
      <text:p text:style-name="P12"><text:s text:c="4"/>}</text:p>
      <text:p text:style-name="P12"/>
      <text:p text:style-name="P12"><text:s text:c="4"/>public void setSize(String size) {</text:p>
      <text:p text:style-name="P12"><text:s text:c="8"/>this.size = size;</text:p>
      <text:p text:style-name="P12"><text:s text:c="4"/>}</text:p>
      <text:p text:style-name="P12">}</text:p>
      <text:p text:style-name="P12"><text:soft-page-break/></text:p>
      <text:p text:style-name="P12">class ChickenPizza implements Pizza{</text:p>
      <text:p text:style-name="P12"/>
      <text:p text:style-name="P12"><text:s text:c="4"/>private String size;</text:p>
      <text:p text:style-name="P12"/>
      <text:p text:style-name="P12"><text:s text:c="4"/>public ChickenPizza(String size){</text:p>
      <text:p text:style-name="P12"><text:s text:c="8"/>this.size = size;</text:p>
      <text:p text:style-name="P12"><text:s text:c="4"/>}</text:p>
      <text:p text:style-name="P12"/>
      <text:p text:style-name="P12"><text:s text:c="4"/>public ChickenPizza(){</text:p>
      <text:p text:style-name="P12"><text:s text:c="8"/>this.setSize("medium");</text:p>
      <text:p text:style-name="P12"><text:s text:c="4"/>}</text:p>
      <text:p text:style-name="P12"/>
      <text:p text:style-name="P12"><text:s text:c="4"/>@Override</text:p>
      <text:p text:style-name="P12"><text:s text:c="4"/>public String info(){</text:p>
      <text:p text:style-name="P12"><text:s text:c="8"/>return "Chicken Pizza " + getSize() + " size";</text:p>
      <text:p text:style-name="P12"><text:s text:c="4"/>}</text:p>
      <text:p text:style-name="P12"/>
      <text:p text:style-name="P12"><text:s text:c="4"/>public String getSize() {</text:p>
      <text:p text:style-name="P12"><text:s text:c="8"/>return size;</text:p>
      <text:p text:style-name="P12"><text:s text:c="4"/>}</text:p>
      <text:p text:style-name="P12"/>
      <text:p text:style-name="P12"><text:s text:c="4"/>public void setSize(String size) {</text:p>
      <text:p text:style-name="P12"><text:s text:c="8"/>this.size = size;</text:p>
      <text:p text:style-name="P12"><text:s text:c="4"/>}</text:p>
      <text:p text:style-name="P12">}</text:p>
      <text:p text:style-name="P12"/>
      <text:p text:style-name="P12">class DoubleCheesePizza implements Pizza{</text:p>
      <text:p text:style-name="P12"/>
      <text:p text:style-name="P12"><text:s text:c="4"/>private String size;</text:p>
      <text:p text:style-name="P12"/>
      <text:p text:style-name="P12"><text:s text:c="4"/>public DoubleCheesePizza(String size){</text:p>
      <text:p text:style-name="P12"><text:s text:c="8"/>this.size = size;</text:p>
      <text:p text:style-name="P12"><text:s text:c="4"/>}</text:p>
      <text:p text:style-name="P12"><text:soft-page-break/></text:p>
      <text:p text:style-name="P12"><text:s text:c="4"/>public DoubleCheesePizza(){</text:p>
      <text:p text:style-name="P12"><text:s text:c="8"/>this.setSize("medium");</text:p>
      <text:p text:style-name="P12"><text:s text:c="4"/>}</text:p>
      <text:p text:style-name="P12"/>
      <text:p text:style-name="P12"><text:s text:c="4"/>@Override</text:p>
      <text:p text:style-name="P12"><text:s text:c="4"/>public String info(){</text:p>
      <text:p text:style-name="P12"><text:s text:c="8"/>return "Double Cheese Pizza <text:s/>of " + getSize() + " size";</text:p>
      <text:p text:style-name="P12"><text:s text:c="4"/>}</text:p>
      <text:p text:style-name="P12"/>
      <text:p text:style-name="P12"><text:s text:c="4"/>public String getSize() {</text:p>
      <text:p text:style-name="P12"><text:s text:c="8"/>return size;</text:p>
      <text:p text:style-name="P12"><text:s text:c="4"/>}</text:p>
      <text:p text:style-name="P12"/>
      <text:p text:style-name="P12"><text:s text:c="4"/>public void setSize(String size) {</text:p>
      <text:p text:style-name="P12"><text:s text:c="8"/>this.size = size;</text:p>
      <text:p text:style-name="P12"><text:s text:c="4"/>}</text:p>
      <text:p text:style-name="P12">}</text:p>
      <text:p text:style-name="P12"/>
      <text:p text:style-name="P12">class PizzaWithTopings implements Pizza{</text:p>
      <text:p text:style-name="P12"><text:s text:c="4"/>@Override</text:p>
      <text:p text:style-name="P12"><text:s text:c="4"/>public String info(){</text:p>
      <text:p text:style-name="P12"><text:s text:c="8"/>return "Pizza with topings";</text:p>
      <text:p text:style-name="P12"><text:s text:c="4"/>}</text:p>
      <text:p text:style-name="P12">}</text:p>
      <text:p text:style-name="P12"/>
      <text:p text:style-name="P12">class PizzaWithoutToping implements Pizza{</text:p>
      <text:p text:style-name="P12"><text:s text:c="4"/>@Override</text:p>
      <text:p text:style-name="P12"><text:s text:c="4"/>public String info(){</text:p>
      <text:p text:style-name="P12"><text:s text:c="8"/>return "Pizza without toppings";</text:p>
      <text:p text:style-name="P12"><text:s text:c="4"/>}</text:p>
      <text:p text:style-name="P12">}</text:p>
      <text:p text:style-name="P12"/>
      <text:p text:style-name="P12">public class Q6 {</text:p>
      <text:p text:style-name="P12"><text:soft-page-break/><text:s text:c="4"/>public static void main(String args[]){</text:p>
      <text:p text:style-name="P12"><text:s text:c="8"/>PizzaWithTopings pizzaWithTopings = new PizzaWithTopings();</text:p>
      <text:p text:style-name="P12"><text:s text:c="8"/>System.out.println(pizzaWithTopings.info());</text:p>
      <text:p text:style-name="P12"><text:s text:c="8"/>PaneerPizza paneerPizza = new PaneerPizza();</text:p>
      <text:p text:style-name="P12"><text:s text:c="8"/>System.out.println(paneerPizza.info());</text:p>
      <text:p text:style-name="P12"><text:s text:c="8"/>ChickenPizza chickenPizza = new ChickenPizza("large");</text:p>
      <text:p text:style-name="P12"><text:s text:c="8"/>System.out.println(chickenPizza.info());</text:p>
      <text:p text:style-name="P12"><text:s text:c="4"/>}</text:p>
      <text:p text:style-name="P12">}</text:p>
      <text:p text:style-name="P19"/>
      <text:list xml:id="list174111057871592" text:continue-numbering="true" text:style-name="L1">
        <text:list-item>
          <text:p text:style-name="P5"><text:bookmark-start text:name="__DdeLink__57_3587288067"/>Implement Composite Design Pattern to maintaing the directories of employees on the basis of departments.<text:bookmark-end text:name="__DdeLink__57_3587288067"/></text:p>
          <text:p text:style-name="P13">Ans.</text:p>
        </text:list-item>
      </text:list>
      <text:p text:style-name="P14">//Implement Composite Design Pattern to maintaing the directories of</text:p>
      <text:p text:style-name="P14">// employees on the basis of departments.</text:p>
      <text:p text:style-name="P14"/>
      <text:p text:style-name="P14">import java.util.ArrayList;</text:p>
      <text:p text:style-name="P14">import java.util.List;</text:p>
      <text:p text:style-name="P14"/>
      <text:p text:style-name="P14">interface Directory{</text:p>
      <text:p text:style-name="P14"><text:s text:c="4"/>void showDirectoryDetails();</text:p>
      <text:p text:style-name="P14">}</text:p>
      <text:p text:style-name="P14"/>
      <text:p text:style-name="P14">class Developer implements Directory{</text:p>
      <text:p text:style-name="P14"><text:s text:c="4"/>private String name;</text:p>
      <text:p text:style-name="P14"><text:s text:c="4"/>private String language;</text:p>
      <text:p text:style-name="P14"/>
      <text:p text:style-name="P14"><text:s text:c="4"/>public Developer(String name, String language){</text:p>
      <text:p text:style-name="P14"><text:s text:c="8"/>this.name = name;</text:p>
      <text:p text:style-name="P14"><text:s text:c="8"/>this.language = language;</text:p>
      <text:p text:style-name="P14"><text:s text:c="4"/>}</text:p>
      <text:p text:style-name="P14"/>
      <text:p text:style-name="P14"/>
      <text:p text:style-name="P14"><text:s text:c="4"/>public String getName() {</text:p>
      <text:p text:style-name="P14"><text:s text:c="8"/>return name;</text:p>
      <text:p text:style-name="P14"><text:s text:c="4"/>}</text:p>
      <text:p text:style-name="P14"/>
      <text:p text:style-name="P14"><text:s text:c="4"/>public void setName(String name) {</text:p>
      <text:p text:style-name="P14"><text:s text:c="8"/>this.name = name;</text:p>
      <text:p text:style-name="P14"><text:s text:c="4"/>}</text:p>
      <text:p text:style-name="P14"/>
      <text:p text:style-name="P14"><text:s text:c="4"/>public String getLanguage() {</text:p>
      <text:p text:style-name="P14"><text:s text:c="8"/>return language;</text:p>
      <text:p text:style-name="P14"><text:soft-page-break/><text:s text:c="4"/>}</text:p>
      <text:p text:style-name="P14"/>
      <text:p text:style-name="P14"><text:s text:c="4"/>public void setLanguage(String language) {</text:p>
      <text:p text:style-name="P14"><text:s text:c="8"/>this.language = language;</text:p>
      <text:p text:style-name="P14"><text:s text:c="4"/>}</text:p>
      <text:p text:style-name="P14"/>
      <text:p text:style-name="P14"><text:s text:c="4"/>@Override</text:p>
      <text:p text:style-name="P14"><text:s text:c="4"/>public void showDirectoryDetails(){</text:p>
      <text:p text:style-name="P14"><text:s text:c="8"/>System.out.println("Developer(name : " + name + ", language : " + language + ")");</text:p>
      <text:p text:style-name="P14"><text:s text:c="4"/>}</text:p>
      <text:p text:style-name="P14"/>
      <text:p text:style-name="P14"><text:s text:c="4"/>@Override</text:p>
      <text:p text:style-name="P14"><text:s text:c="4"/>public String toString(){</text:p>
      <text:p text:style-name="P14"><text:s text:c="8"/>return "Developer(name : " + name + ", language : " + language + ")";</text:p>
      <text:p text:style-name="P14"><text:s text:c="4"/>}</text:p>
      <text:p text:style-name="P14">}</text:p>
      <text:p text:style-name="P14"/>
      <text:p text:style-name="P14">class Manager implements Directory{</text:p>
      <text:p text:style-name="P14"><text:s text:c="4"/>private String name;</text:p>
      <text:p text:style-name="P14"><text:s text:c="4"/>private String type;</text:p>
      <text:p text:style-name="P14"/>
      <text:p text:style-name="P14"><text:s text:c="4"/>public Manager(String name, String type){</text:p>
      <text:p text:style-name="P14"><text:s text:c="8"/>this.name = name;</text:p>
      <text:p text:style-name="P14"><text:s text:c="8"/>this.type = type;</text:p>
      <text:p text:style-name="P14"><text:s text:c="4"/>}</text:p>
      <text:p text:style-name="P14"/>
      <text:p text:style-name="P14"/>
      <text:p text:style-name="P14"><text:s text:c="4"/>public String getType() {</text:p>
      <text:p text:style-name="P14"><text:s text:c="8"/>return type;</text:p>
      <text:p text:style-name="P14"><text:s text:c="4"/>}</text:p>
      <text:p text:style-name="P14"/>
      <text:p text:style-name="P14"><text:s text:c="4"/>public void setType(String type) {</text:p>
      <text:p text:style-name="P14"><text:s text:c="8"/>this.type = type;</text:p>
      <text:p text:style-name="P14"><text:s text:c="4"/>}</text:p>
      <text:p text:style-name="P14"><text:soft-page-break/></text:p>
      <text:p text:style-name="P14"><text:s text:c="4"/>public String getName() {</text:p>
      <text:p text:style-name="P14"><text:s text:c="8"/>return name;</text:p>
      <text:p text:style-name="P14"><text:s text:c="4"/>}</text:p>
      <text:p text:style-name="P14"/>
      <text:p text:style-name="P14"><text:s text:c="4"/>public void setName(String name) {</text:p>
      <text:p text:style-name="P14"><text:s text:c="8"/>this.name = name;</text:p>
      <text:p text:style-name="P14"><text:s text:c="4"/>}</text:p>
      <text:p text:style-name="P14"/>
      <text:p text:style-name="P14"><text:s text:c="4"/>@Override</text:p>
      <text:p text:style-name="P14"><text:s text:c="4"/>public void showDirectoryDetails(){</text:p>
      <text:p text:style-name="P14"><text:s text:c="8"/>System.out.println("Developer(name : " + name + ", type : " + type + ")");</text:p>
      <text:p text:style-name="P14"><text:s text:c="4"/>}</text:p>
      <text:p text:style-name="P14"/>
      <text:p text:style-name="P14"><text:s text:c="4"/>@Override</text:p>
      <text:p text:style-name="P14"><text:s text:c="4"/>public String toString(){</text:p>
      <text:p text:style-name="P14"><text:s text:c="8"/>return "Developer(name : " + name + ", type : " + type + ")";</text:p>
      <text:p text:style-name="P14"><text:s text:c="4"/>}</text:p>
      <text:p text:style-name="P14">}</text:p>
      <text:p text:style-name="P14"/>
      <text:p text:style-name="P14">class DeveloperDirectory implements Directory{</text:p>
      <text:p text:style-name="P14"><text:s text:c="4"/>List&lt;Directory&gt; developerDirectory = new ArrayList&lt;&gt;();</text:p>
      <text:p text:style-name="P14"/>
      <text:p text:style-name="P14"><text:s text:c="4"/>@Override</text:p>
      <text:p text:style-name="P14"><text:s text:c="4"/>public void showDirectoryDetails(){</text:p>
      <text:p text:style-name="P14"><text:s text:c="8"/>System.out.println("Developer Directory");</text:p>
      <text:p text:style-name="P14"><text:s text:c="8"/>developerDirectory.forEach(e-&gt;e.showDirectoryDetails());</text:p>
      <text:p text:style-name="P14"><text:s text:c="4"/>}</text:p>
      <text:p text:style-name="P14">}</text:p>
      <text:p text:style-name="P14"/>
      <text:p text:style-name="P14">class ManagerDirectory implements Directory{</text:p>
      <text:p text:style-name="P14"><text:s text:c="4"/>List&lt;Directory&gt; managerDirectory = new ArrayList&lt;&gt;();</text:p>
      <text:p text:style-name="P14"/>
      <text:p text:style-name="P14"><text:s text:c="4"/>@Override</text:p>
      <text:p text:style-name="P14"><text:soft-page-break/><text:s text:c="4"/>public void showDirectoryDetails(){</text:p>
      <text:p text:style-name="P14"><text:s text:c="8"/>System.out.println("Manager Directory");</text:p>
      <text:p text:style-name="P14"><text:s text:c="8"/>managerDirectory.forEach(e-&gt;e.showDirectoryDetails());</text:p>
      <text:p text:style-name="P14"><text:s text:c="4"/>}</text:p>
      <text:p text:style-name="P14">}</text:p>
      <text:p text:style-name="P14"/>
      <text:p text:style-name="P14">class CompanyDirectory implements Directory{</text:p>
      <text:p text:style-name="P14"><text:s text:c="4"/>List&lt;Directory&gt; companyDirectory = new ArrayList&lt;&gt;();</text:p>
      <text:p text:style-name="P14"/>
      <text:p text:style-name="P14"><text:s text:c="4"/>@Override</text:p>
      <text:p text:style-name="P14"><text:s text:c="4"/>public void showDirectoryDetails(){</text:p>
      <text:p text:style-name="P14"><text:s text:c="8"/>companyDirectory.forEach(e-&gt;e.showDirectoryDetails());</text:p>
      <text:p text:style-name="P14"><text:s text:c="4"/>}</text:p>
      <text:p text:style-name="P14">}</text:p>
      <text:p text:style-name="P14"/>
      <text:p text:style-name="P14">public class Q7 {</text:p>
      <text:p text:style-name="P14"><text:s text:c="4"/>public static void main(String args[]){</text:p>
      <text:p text:style-name="P14"><text:s text:c="8"/>Developer developer1 = new Developer("Gurvinder", "java");</text:p>
      <text:p text:style-name="P14"><text:s text:c="8"/>Developer developer2 = new Developer("Nitin", "java");</text:p>
      <text:p text:style-name="P14"/>
      <text:p text:style-name="P14"><text:s text:c="8"/>Manager manager1 = new Manager("Arzoo", "HR");</text:p>
      <text:p text:style-name="P14"><text:s text:c="8"/>Manager manager2 = new Manager("Kavita", "Senior");</text:p>
      <text:p text:style-name="P14"/>
      <text:p text:style-name="P14"><text:s text:c="8"/>DeveloperDirectory developerDirectory = new DeveloperDirectory();</text:p>
      <text:p text:style-name="P14"><text:s text:c="8"/>developerDirectory.developerDirectory.add(developer1);</text:p>
      <text:p text:style-name="P14"><text:s text:c="8"/>developerDirectory.developerDirectory.add(developer2);</text:p>
      <text:p text:style-name="P14"/>
      <text:p text:style-name="P14"><text:s text:c="8"/>ManagerDirectory managerDirectory = new ManagerDirectory();</text:p>
      <text:p text:style-name="P14"><text:s text:c="8"/>managerDirectory.managerDirectory.add(manager1);</text:p>
      <text:p text:style-name="P14"><text:s text:c="8"/>managerDirectory.managerDirectory.add(manager2);</text:p>
      <text:p text:style-name="P14"/>
      <text:p text:style-name="P14"><text:s text:c="8"/>CompanyDirectory companyDirectory = new CompanyDirectory();</text:p>
      <text:p text:style-name="P14"><text:s text:c="8"/>companyDirectory.companyDirectory.add(developerDirectory);</text:p>
      <text:p text:style-name="P14"><text:s text:c="8"/>companyDirectory.companyDirectory.add(managerDirectory);</text:p>
      <text:p text:style-name="P14"><text:soft-page-break/><text:s text:c="8"/>companyDirectory.showDirectoryDetails();</text:p>
      <text:p text:style-name="P14"/>
      <text:p text:style-name="P14"><text:s text:c="4"/>}</text:p>
      <text:p text:style-name="P14">}</text:p>
      <text:p text:style-name="P20"/>
      <text:list xml:id="list174112293435423" text:continue-numbering="true" text:style-name="L1">
        <text:list-item>
          <text:p text:style-name="P15"><text:bookmark-start text:name="__DdeLink__59_3587288067"/><text:span text:style-name="T1">Implement proxy design for accessing Record of a student and allow the access only to Admin. </text:span><text:bookmark-end text:name="__DdeLink__59_3587288067"/></text:p>
          <text:p text:style-name="P16"><text:span text:style-name="T1">Ans.</text:span></text:p>
        </text:list-item>
      </text:list>
      <text:p text:style-name="P17">//Implement proxy design for accessing Record of a</text:p>
      <text:p text:style-name="P17">// student and allow the access only to Admin. </text:p>
      <text:p text:style-name="P17"/>
      <text:p text:style-name="P17">class Stud{</text:p>
      <text:p text:style-name="P17"><text:s text:c="4"/>private String name;</text:p>
      <text:p text:style-name="P17"><text:s text:c="4"/>private int rollno;</text:p>
      <text:p text:style-name="P17"><text:s text:c="4"/>private long phone;</text:p>
      <text:p text:style-name="P17"/>
      <text:p text:style-name="P17"><text:s text:c="4"/>public Stud(String name, int rollno, long phone){</text:p>
      <text:p text:style-name="P17"><text:s text:c="8"/>this.name = name;</text:p>
      <text:p text:style-name="P17"><text:s text:c="8"/>this.rollno = rollno;</text:p>
      <text:p text:style-name="P17"><text:s text:c="8"/>this.phone = phone;</text:p>
      <text:p text:style-name="P17"><text:s text:c="4"/>}</text:p>
      <text:p text:style-name="P17"/>
      <text:p text:style-name="P17"><text:s text:c="4"/>public String getName() {</text:p>
      <text:p text:style-name="P17"><text:s text:c="8"/>return name;</text:p>
      <text:p text:style-name="P17"><text:s text:c="4"/>}</text:p>
      <text:p text:style-name="P17"/>
      <text:p text:style-name="P17"><text:s text:c="4"/>public void setName(String name) {</text:p>
      <text:p text:style-name="P17"><text:s text:c="8"/>this.name = name;</text:p>
      <text:p text:style-name="P17"><text:s text:c="4"/>}</text:p>
      <text:p text:style-name="P17"/>
      <text:p text:style-name="P17"><text:s text:c="4"/>public int getRollno() {</text:p>
      <text:p text:style-name="P17"><text:s text:c="8"/>return rollno;</text:p>
      <text:p text:style-name="P17"><text:s text:c="4"/>}</text:p>
      <text:p text:style-name="P17"/>
      <text:p text:style-name="P17"><text:s text:c="4"/>public void setRollno(int rollno) {</text:p>
      <text:p text:style-name="P17"><text:s text:c="8"/>this.rollno = rollno;</text:p>
      <text:p text:style-name="P17"><text:soft-page-break/><text:s text:c="4"/>}</text:p>
      <text:p text:style-name="P17"/>
      <text:p text:style-name="P17"><text:s text:c="4"/>public long getPhone() {</text:p>
      <text:p text:style-name="P17"><text:s text:c="8"/>return phone;</text:p>
      <text:p text:style-name="P17"><text:s text:c="4"/>}</text:p>
      <text:p text:style-name="P17"/>
      <text:p text:style-name="P17"><text:s text:c="4"/>public void setPhone(long phone) {</text:p>
      <text:p text:style-name="P17"><text:s text:c="8"/>this.phone = phone;</text:p>
      <text:p text:style-name="P17"><text:s text:c="4"/>}</text:p>
      <text:p text:style-name="P17">}</text:p>
      <text:p text:style-name="P17"/>
      <text:p text:style-name="P17">interface Learnable{</text:p>
      <text:p text:style-name="P17"><text:s text:c="4"/>void learn();</text:p>
      <text:p text:style-name="P17">}</text:p>
      <text:p text:style-name="P17"/>
      <text:p text:style-name="P17">class Subject implements Learnable{</text:p>
      <text:p text:style-name="P17"><text:s text:c="4"/>protected Stud stud;</text:p>
      <text:p text:style-name="P17"/>
      <text:p text:style-name="P17"><text:s text:c="4"/>public Subject(Stud stud){</text:p>
      <text:p text:style-name="P17"><text:s text:c="8"/>this.stud = stud;</text:p>
      <text:p text:style-name="P17"><text:s text:c="4"/>}</text:p>
      <text:p text:style-name="P17"/>
      <text:p text:style-name="P17"><text:s text:c="4"/>@Override</text:p>
      <text:p text:style-name="P17"><text:s text:c="4"/>public void learn(){</text:p>
      <text:p text:style-name="P17"><text:s text:c="8"/>System.out.println("the subject");</text:p>
      <text:p text:style-name="P17"><text:s text:c="4"/>}</text:p>
      <text:p text:style-name="P17">}</text:p>
      <text:p text:style-name="P17"/>
      <text:p text:style-name="P17">class SubjectProxy extends Subject{</text:p>
      <text:p text:style-name="P17"><text:s text:c="4"/>public SubjectProxy(Stud stud){</text:p>
      <text:p text:style-name="P17"><text:s text:c="8"/>super(stud);</text:p>
      <text:p text:style-name="P17"><text:soft-page-break/><text:s text:c="4"/>}</text:p>
      <text:p text:style-name="P17"/>
      <text:p text:style-name="P17"><text:s text:c="4"/>@Override</text:p>
      <text:p text:style-name="P17"><text:s text:c="4"/>public void learn(){</text:p>
      <text:p text:style-name="P17"><text:s text:c="8"/>System.out.println("Student can learn");</text:p>
      <text:p text:style-name="P17"><text:s text:c="8"/>super.learn();</text:p>
      <text:p text:style-name="P17"><text:s text:c="4"/>}</text:p>
      <text:p text:style-name="P17">}</text:p>
      <text:p text:style-name="P17"/>
      <text:p text:style-name="P17">public class Q8 {</text:p>
      <text:p text:style-name="P17"><text:s text:c="4"/>public static void main(String args[]){</text:p>
      <text:p text:style-name="P17"><text:s text:c="8"/>Stud abc = new Stud("abc", 1, 99999L);</text:p>
      <text:p text:style-name="P17"><text:s text:c="8"/>Learnable school = new SubjectProxy(abc);</text:p>
      <text:p text:style-name="P17"><text:s text:c="8"/>school.learn();</text:p>
      <text:p text:style-name="P17"><text:s text:c="4"/>}</text:p>
      <text:p text:style-name="P1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6:04:11.786963779</meta:creation-date>
    <dc:date>2019-03-02T17:41:10.013287706</dc:date>
    <meta:editing-duration>PT19H27M43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9" meta:paragraph-count="674" meta:word-count="1881" meta:character-count="17495" meta:non-whitespace-character-count="12784"/>
  </office:meta>
</office:document-meta>
</file>